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officeooo:paragraph-rsid="002d6c6e"/>
    </style:style>
    <style:style style:name="P13" style:family="paragraph" style:parent-style-name="Text_20_body">
      <style:text-properties officeooo:paragraph-rsid="0025cabe"/>
    </style:style>
    <style:style style:name="P14" style:family="paragraph" style:parent-style-name="Text_20_body">
      <style:paragraph-properties fo:text-align="justify" style:justify-single-word="false"/>
      <style:text-properties officeooo:rsid="002d6c6e" officeooo:paragraph-rsid="002d6c6e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2d6c6e" officeooo:paragraph-rsid="002d6c6e"/>
    </style:style>
    <style:style style:name="P16" style:family="paragraph" style:parent-style-name="Text_20_body">
      <style:paragraph-properties fo:text-align="justify" style:justify-single-word="false"/>
      <style:text-properties fo:language="es" fo:country="ES" officeooo:rsid="003647a3" officeooo:paragraph-rsid="003647a3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Notas_20_Informativas">
      <style:text-properties fo:font-size="12pt" officeooo:paragraph-rsid="0025cabe" style:font-size-asian="12pt" style:font-size-complex="12pt"/>
    </style:style>
    <style:style style:name="P25" style:family="paragraph" style:parent-style-name="Notas_20_Informativas">
      <style:paragraph-properties fo:text-align="justify" style:justify-single-word="false"/>
      <style:text-properties style:font-name="Calibri" fo:font-size="12pt" officeooo:rsid="0025cabe" officeooo:paragraph-rsid="0025cabe" style:font-name-asian="Webdings" style:font-size-asian="12pt" style:font-name-complex="Webdings" style:font-size-complex="12pt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fo:color="#999966" officeooo:rsid="0039904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style:font-name="Calibri" officeooo:rsid="0025cabe" style:font-name-asian="Webdings" style:font-name-complex="Webdings"/>
    </style:style>
    <style:style style:name="T12" style:family="text">
      <style:text-properties style:font-name="Calibri" officeooo:rsid="0034780b" style:font-name-asian="Webdings" style:font-name-complex="Webdings"/>
    </style:style>
    <style:style style:name="T13" style:family="text">
      <style:text-properties fo:language="es" fo:country="ES"/>
    </style:style>
    <style:style style:name="T14" style:family="text">
      <style:text-properties fo:language="es" fo:country="ES" officeooo:rsid="0025cabe"/>
    </style:style>
    <style:style style:name="T15" style:family="text">
      <style:text-properties fo:language="es" fo:country="ES" officeooo:rsid="002d6c6e"/>
    </style:style>
    <style:style style:name="T16" style:family="text">
      <style:text-properties fo:language="es" fo:country="ES" officeooo:rsid="002faf01"/>
    </style:style>
    <style:style style:name="T17" style:family="text">
      <style:text-properties officeooo:rsid="002f0b56"/>
    </style:style>
    <style:style style:name="T18" style:family="text">
      <style:text-properties officeooo:rsid="003726b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jercicios voluntarios 1ª Evaluación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6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jercicios voluntarios 1ª Evaluació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0">Sergio García Barea</text:p>
      <text:p text:style-name="P19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2">201<text:span text:style-name="T18">9</text:span>/20<text:span text:style-name="T18">20</text:span></text:p>
      <text:p text:style-name="P21"><text:tab/><text:tab/><text:tab/><text:tab/><text:tab/><text:tab/><text:tab/><text:tab/><text:tab/><text:tab/>Versión:<text:date style:data-style-name="N104" text:date-value="2019-10-10T09:52:42.742582219">191010</text:date>.<text:time style:data-style-name="N105" text:time-value="2019-10-10T09:52:42.742724292">0952</text:time></text:p>
      <text:p text:style-name="P3"><text:soft-page-break/></text:p>
      <text:p text:style-name="Standard"/>
      <text:p text:style-name="P11"/>
      <text:p text:style-name="P11">Licencia</text:p>
      <text:p text:style-name="Standard"/>
      <text:p text:style-name="P18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7"/>
      <text:p text:style-name="Notas_20_Informativas"><text:span text:style-name="T4"> </text:span>Atención</text:p>
      <text:p text:style-name="P17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Boletín de ejercicios<text:tab/>3</text:p>
        </text:index-body>
      </text:table-of-content>
      <text:p text:style-name="Standard"/>
      <text:p text:style-name="P27"/>
      <text:p text:style-name="Standard"/>
      <text:p text:style-name="Standard"/>
      <text:p text:style-name="Titulo"><text:user-field-get text:name="Tema">Ejercicios voluntarios 1ª Evaluación</text:user-field-get></text:p>
      <text:p text:style-name="Titulo"/>
      <text:h text:style-name="P28" text:outline-level="1">Boletín de ejercicios</text:h>
      <text:p text:style-name="P13"/>
      <text:p text:style-name="P24"><text:span text:style-name="T5"> </text:span><text:span text:style-name="T11">Intentar que el programa sea lo </text:span><text:span text:style-name="T12">más</text:span><text:span text:style-name="T11"> claro y estructurado posible, así como incluir comentarios en sitios clave para facilitar la comprensión del mismo.</text:span></text:p>
      <text:p text:style-name="P13"/>
      <text:p text:style-name="P24"><text:span text:style-name="T5"> </text:span><text:span text:style-name="T11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25">La copia se castiga con el suspenso del módulo completo.</text:p>
      <text:p text:style-name="P12">1)<text:span text:style-name="T14"> </text:span><text:span text:style-name="T15">Entra y registrate en </text:span><text:a xlink:type="simple" xlink:href="http://codeforces.com/" text:style-name="Internet_20_link" text:visited-style-name="Visited_20_Internet_20_Link">http://codeforces.com</text:a></text:p>
      <text:p text:style-name="P15">2) Acude al “Problemset” y resuelve un problema (cualquiera, sin importar su dificultad) usando Javascript. Para considerarse un problema resuelto, debe ser aceptado por el juez de CodeForces.</text:p>
      <text:p text:style-name="P15">3) Por cada problema resuelto, realiza en un documento con tu nombre, problema y explicando como has resuelto el problema (máximo una cara).</text:p>
      <text:p text:style-name="P15">4) Realiza una captura que indique que el juez considera el problema resuelto.</text:p>
      <text:p text:style-name="P14"><text:span text:style-name="T13">5) Cada problema resuelto que se envíe con código + captura + documento sumará 0.2 a la nota del </text:span><text:span text:style-name="T16">examen, hasta un máximo de 1 puntos, siempre que la nota del examen sea mayor que 4.</text:span></text:p>
      <text:p text:style-name="P14"><text:span text:style-name="T13">6) Puedes utilizar los foros para cualquier duda del funcionamiento de Code</text:span><text:span text:style-name="T16">F</text:span><text:span text:style-name="T13">orces.</text:span></text:p>
      <text:p text:style-name="P15">Información sobre el uso de Javascript en CodeForces con D8:</text:p>
      <text:p text:style-name="P14"><text:a xlink:type="simple" xlink:href="http://codeforces.com/blog/entry/10594" text:style-name="Internet_20_link" text:visited-style-name="Visited_20_Internet_20_Link"><text:span text:style-name="T13">http://codeforces.com/blog/entry/10594</text:span></text:a></text:p>
      <text:p text:style-name="P14"><text:span text:style-name="T13">Instalar la shell D8 de Javascript en Linux </text:span><text:a xlink:type="simple" xlink:href="http://michaellaszlo.com/installing-d8-javascript-shell-linux/" text:style-name="Internet_20_link" text:visited-style-name="Visited_20_Internet_20_Link"><text:span text:style-name="T17">http://michaellaszlo.com/installing-d8-javascript-shell-linux/</text:span></text:a></text:p>
      <text:p text:style-name="P16">Usar NodeJS en lugar de D8 <text:a xlink:type="simple" xlink:href="https://codeforces.com/blog/entry/57807" text:style-name="Internet_20_link" text:visited-style-name="Visited_20_Internet_20_Link">https://codeforces.com/blog/entry/57807</text:a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39904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jercicios voluntarios 1ª Evaluació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jercicios voluntarios 1ª Evaluación</text:user-field-get></text:span></text:p>
      </style:header>
      <style:footer>
        <text:p text:style-name="Footer"><text:span text:style-name="MT1">C</text:span><text:span text:style-name="MT2">FG</text:span><text:span text:style-name="MT1">S. Desarrollo de </text:span>Aplicaciones<text:span text:style-name="MT1"> WEB<text:tab/><text:tab/>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1H7M53S</meta:editing-duration>
    <meta:editing-cycles>23</meta:editing-cycles>
    <meta:generator>LibreOffice/6.3.1.2$Linux_X86_64 LibreOffice_project/30$Build-2</meta:generator>
    <dc:title>Plantilla CEED</dc:title>
    <dc:date>2019-10-10T09:52:42.590599421</dc:date>
    <meta:print-date>2016-10-23T01:30:30.639000000</meta:print-date>
    <meta:document-statistic meta:table-count="0" meta:image-count="2" meta:object-count="0" meta:page-count="3" meta:paragraph-count="35" meta:word-count="351" meta:character-count="2372" meta:non-whitespace-character-count="2036"/>
    <meta:template xlink:type="simple" xlink:actuate="onRequest" xlink:title="Plantilla CEED" xlink:href="../../../../../../.config/libreoffice/4/user/template/Plantilla%20CEED.ott" meta:date="2016-09-29T09:38:56.073759322"/>
  </office:meta>
</office:document-meta>
</file>